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b7c4" officeooo:paragraph-rsid="0011b7c4"/>
    </style:style>
    <style:style style:name="P2" style:family="paragraph" style:parent-style-name="Standard">
      <style:paragraph-properties fo:text-align="center" style:justify-single-word="false"/>
      <style:text-properties officeooo:rsid="0011b7c4" officeooo:paragraph-rsid="0011b7c4"/>
    </style:style>
    <style:style style:name="P3" style:family="paragraph" style:parent-style-name="Standard">
      <style:text-properties officeooo:rsid="0011b7c4" officeooo:paragraph-rsid="0012fa8f"/>
    </style:style>
    <style:style style:name="P4" style:family="paragraph" style:parent-style-name="Standard">
      <style:text-properties fo:font-style="italic" officeooo:rsid="0011b7c4" officeooo:paragraph-rsid="0011b7c4" style:font-style-asian="italic" style:font-style-complex="italic"/>
    </style:style>
    <style:style style:name="P5" style:family="paragraph" style:parent-style-name="Standard">
      <style:text-properties officeooo:rsid="0012fa8f" officeooo:paragraph-rsid="0012fa8f"/>
    </style:style>
    <style:style style:name="T1" style:family="text">
      <style:text-properties style:text-position="super 58%"/>
    </style:style>
    <style:style style:name="T2" style:family="text">
      <style:text-properties officeooo:rsid="0012fa8f"/>
    </style:style>
    <style:style style:name="T3" style:family="text">
      <style:text-properties officeooo:rsid="001439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rity of General Complex Numbers</text:p>
      <text:p text:style-name="P2">by Sven Nilsen, 2020</text:p>
      <text:p text:style-name="P1"/>
      <text:p text:style-name="P4">In this paper I prove the parity of normal complex numbers, dual numbers, and split complex numbers.</text:p>
      <text:p text:style-name="P1"/>
      <text:p text:style-name="P5">For a single dimension, there are 3 kinds of complex numbers:</text:p>
      <text:p text:style-name="P1"/>
      <text:p text:style-name="P1"><text:tab/>x<text:span text:style-name="T1">2</text:span> = -1<text:tab/><text:tab/>Normal complex number<text:tab/>x = i</text:p>
      <text:p text:style-name="P1"><text:tab/>x<text:span text:style-name="T1">2</text:span> = 0<text:tab/><text:tab/>Dual complex number<text:tab/>x = ε</text:p>
      <text:p text:style-name="P1"><text:tab/>x<text:span text:style-name="T1">2</text:span> = 1<text:tab/><text:tab/>Split complex number<text:tab/>x = j</text:p>
      <text:p text:style-name="P1"/>
      <text:p text:style-name="P5">It is known that:</text:p>
      <text:p text:style-name="P1"/>
      <text:p text:style-name="P1"><text:tab/><text:span text:style-name="T2">mul[even] &lt;=&gt; or</text:span></text:p>
      <text:p text:style-name="P1"/>
      <text:p text:style-name="P1"><text:tab/><text:span text:style-name="T2">00 0<text:tab/><text:tab/>If the output is odd, then both inputs must be odd</text:span></text:p>
      <text:p text:style-name="P1"><text:tab/><text:span text:style-name="T2">01 1</text:span></text:p>
      <text:p text:style-name="P1"><text:tab/><text:span text:style-name="T2">10 1</text:span></text:p>
      <text:p text:style-name="P1"><text:tab/><text:span text:style-name="T2">11 1<text:tab/><text:tab/>If the output is even and arguments are equal, then the inputs must be even</text:span></text:p>
      <text:p text:style-name="P1"/>
      <text:p text:style-name="P5">Therefore, the parity of <text:span text:style-name="T3">general </text:span>complex numbers can be extended:</text:p>
      <text:p text:style-name="P1"/>
      <text:p text:style-name="P1"><text:tab/><text:span text:style-name="T2">i : odd</text:span></text:p>
      <text:p text:style-name="P3"><text:tab/>ε : <text:span text:style-name="T2">even</text:span></text:p>
      <text:p text:style-name="P3"><text:tab/><text:span text:style-name="T2">j : od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1:51:47.886648000</meta:creation-date>
    <dc:date>2020-04-30T02:17:43.401364000</dc:date>
    <meta:editing-duration>PT1M54S</meta:editing-duration>
    <meta:editing-cycles>1</meta:editing-cycles>
    <meta:document-statistic meta:table-count="0" meta:image-count="0" meta:object-count="0" meta:page-count="1" meta:paragraph-count="17" meta:word-count="124" meta:character-count="593" meta:non-whitespace-character-count="470"/>
    <meta:generator>LibreOffice/5.1.2.2$MacOSX_X86_64 LibreOffice_project/d3bf12ecb743fc0d20e0be0c58ca359301eb705f</meta:generator>
  </office:meta>
</office:document-meta>
</file>